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6_1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 July 1867</text:p>
      <text:p text:style-name="P2">Month<text:tab/><text:tab/><text:tab/><text:tab/><text:tab/><text:tab/>July</text:p>
      <text:p text:style-name="P2">Year<text:tab/><text:tab/><text:tab/><text:tab/><text:tab/><text:tab/>186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OFFICE OF/</text:p>
      <text:p text:style-name="P4">“The Jewish Messenger,”/</text:p>
      <text:p text:style-name="P4">243 Broadway,/</text:p>
      <text:p text:style-name="P4">REV. S. M. ISAACS &amp; SONS, EDITORS &amp; PROPRIETORS./</text:p>
      <text:p text:style-name="P4">New York, July 18 1867./</text:p>
      <text:p text:style-name="P2">Rev. I. Morais/</text:p>
      <text:p text:style-name="P2"><text:tab/>Dear Sir/</text:p>
      <text:p text:style-name="P2"><text:tab/><text:tab/>I am preparing for/ M. Wells, Ed. Of the Phrenological/ Journal “of this city, on which/ embracing brief sketches of/ thirteen prominent Jewish/ Divines—among whom it/ is but proper to include/ yourself./</text:p>
      <text:p text:style-name="P2"><text:span text:style-name="T1"><text:tab/>But for this it will be/ necessary for me to send/ one as early as convenient--/ some facts and dates rela-/ting to your life and a/ </text:span><text:span text:style-name="T2">carte</text:span><text:span text:style-name="T3"> on any portrait which/ you have of yourself—as/ it is the portraits more than/ the lives of the Divines that/</text:span></text:p>
      <text:p text:style-name="P5"/>
      <text:p text:style-name="P5"><text:soft-page-break/>[Page 2]</text:p>
      <text:p text:style-name="P5">Mr Wells desires./</text:p>
      <text:p text:style-name="P5"><text:tab/>An early answer/ will oblige./</text:p>
      <text:p text:style-name="P5"><text:tab/><text:tab/>Yours Sincerely/</text:p>
      <text:p text:style-name="P5"><text:tab/><text:tab/><text:tab/>[?]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9T10:03:24</meta:creation-date>
    <dc:date>2011-12-12T14:27:41.22</dc:date>
    <dc:language>en-US</dc:language>
    <meta:editing-cycles>3</meta:editing-cycles>
    <meta:editing-duration>PT00H12M23S</meta:editing-duration>
    <meta:document-statistic meta:table-count="0" meta:image-count="0" meta:object-count="0" meta:page-count="3" meta:paragraph-count="74" meta:word-count="290" meta:character-count="1936"/>
    <dc:creator>Penn Libraries</dc:creator>
    <meta:user-defined meta:name="Info 1"/>
    <meta:user-defined meta:name="Info 2"/>
    <meta:user-defined meta:name="Info 3"/>
    <meta:user-defined meta:name="Info 4"/>
  </office:meta>
</office:document-meta>
</file>